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2773ec" officeooo:paragraph-rsid="002b548a"/>
    </style:style>
    <style:style style:name="P4" style:family="paragraph" style:parent-style-name="Standard" style:list-style-name="L1">
      <style:paragraph-properties fo:line-height="125%" fo:text-align="start" style:justify-single-word="false"/>
      <style:text-properties style:text-position="0% 100%" officeooo:rsid="002773ec" officeooo:paragraph-rsid="002b548a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officeooo:rsid="002cb04a" officeooo:paragraph-rsid="002b548a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dc735" officeooo:paragraph-rsid="002b548a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2b548a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officeooo:rsid="002e5848" officeooo:paragraph-rsid="00306016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b3873" officeooo:paragraph-rsid="002ea5b9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2edadc" officeooo:paragraph-rsid="002ea5b9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2edadc" officeooo:paragraph-rsid="002ea5b9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06016" officeooo:paragraph-rsid="00306016"/>
    </style:style>
    <style:style style:name="P13" style:family="paragraph" style:parent-style-name="Standard">
      <style:paragraph-properties fo:text-align="start" style:justify-single-word="false"/>
      <style:text-properties style:text-position="0% 100%" officeooo:rsid="00306016" officeooo:paragraph-rsid="00306016"/>
    </style:style>
    <style:style style:name="P14" style:family="paragraph" style:parent-style-name="Standard">
      <style:paragraph-properties fo:text-align="start" style:justify-single-word="false"/>
      <style:text-properties style:text-position="0% 100%" fo:font-style="italic" officeooo:rsid="00306016" officeooo:paragraph-rsid="00306016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officeooo:paragraph-rsid="001a2c86"/>
    </style:style>
    <style:style style:name="P16" style:family="paragraph" style:parent-style-name="Standard">
      <style:paragraph-properties fo:text-align="start" style:justify-single-word="false"/>
      <style:text-properties fo:font-style="italic" officeooo:rsid="00306016" officeooo:paragraph-rsid="00306016" style:font-style-asian="italic" style:font-style-complex="italic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8dad9"/>
    </style:style>
    <style:style style:name="T4" style:family="text">
      <style:text-properties officeooo:rsid="002df9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style:shadow="none" draw:shadow-opacity="100%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1" style:data-style-name="N0">2.1</text:variable-set>: </text:p>
      <text:p text:style-name="P2"/>
      <text:p text:style-name="P16">Multiple Choice: </text:p>
      <text:list xml:id="list6462469136608945534" text:style-name="L1">
        <text:list-item>
          <text:p text:style-name="P3">While baking a cake, Isaiah realizes that he is out of butter. <text:s/>He gets on his bicycle, and rides to the nearest 7-11, 0.5 miles <text:span text:style-name="T3">to the East</text:span>, where he buys some butter. <text:s/>He then rides his bicycle back home. <text:s/>What are Isaiah's distance traveled and displacement <text:span text:style-name="T3">for the entire round-trip journey</text:span>?</text:p>
          <text:list>
            <text:list-item>
              <text:p text:style-name="P4"><text:s/><draw:frame draw:style-name="fr2" draw:name="Object3" text:anchor-type="as-char" svg:y="-0.1484in" svg:width="0.7075in" svg:height="0.2244in" draw:z-index="2"><draw:object xlink:href="./Object 1" xlink:type="simple" xlink:show="embed" xlink:actuate="onLoad"/><draw:image xlink:href="./ObjectReplacements/Object 1" xlink:type="simple" xlink:show="embed" xlink:actuate="onLoad"/><svg:desc>formula</svg:desc></draw:frame>and <draw:frame draw:style-name="fr2" draw:name="Object4" text:anchor-type="as-char" svg:y="-0.1484in" svg:width="0.7752in" svg:height="0.2244in" draw:z-index="3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</text:list-item>
            <text:list-item>
              <text:p text:style-name="P4"><text:s/><draw:frame draw:style-name="fr2" draw:name="Object1" text:anchor-type="as-char" svg:y="-0.1484in" svg:width="0.9in" svg:height="0.2244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and <draw:frame draw:style-name="fr2" draw:name="Object2" text:anchor-type="as-char" svg:y="-0.1484in" svg:width="1.2346in" svg:height="0.2244in" draw:z-index="5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/text:list-item>
            <text:list-item>
              <text:p text:style-name="P4"><text:s/><draw:frame draw:style-name="fr2" draw:name="Object5" text:anchor-type="as-char" svg:y="-0.1484in" svg:width="0.7752in" svg:height="0.2244in" draw:z-index="6"><draw:object xlink:href="./Object 5" xlink:type="simple" xlink:show="embed" xlink:actuate="onLoad"/><draw:image xlink:href="./ObjectReplacements/Object 5" xlink:type="simple" xlink:show="embed" xlink:actuate="onLoad"/><svg:desc>formula</svg:desc></draw:frame>and <draw:frame draw:style-name="fr2" draw:name="Object6" text:anchor-type="as-char" svg:y="-0.1484in" svg:width="0.7752in" svg:height="0.2244in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/text:list-item>
            <text:list-item>
              <text:p text:style-name="P4"><text:s/><draw:frame draw:style-name="fr2" draw:name="Object7" text:anchor-type="as-char" svg:y="-0.1484in" svg:width="0.7075in" svg:height="0.2244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and <draw:frame draw:style-name="fr2" draw:name="Object8" text:anchor-type="as-char" svg:y="-0.1484in" svg:width="1.1063in" svg:height="0.2244in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/text:list-item>
          </text:list>
          <text:p text:style-name="P3"/>
        </text:list-item>
        <text:list-item>
          <text:p text:style-name="P5">Two objects are traveling at the same speed. <text:s/>Does this mean that they have the same velocity?</text:p>
          <text:list>
            <text:list-item>
              <text:p text:style-name="P5">Yes, because velocity and speed are the synonyms.</text:p>
            </text:list-item>
            <text:list-item>
              <text:p text:style-name="P5">Yes, because velocity is speed with a direction. <text:s/></text:p>
            </text:list-item>
            <text:list-item>
              <text:p text:style-name="P5">No, because the objects could be traveling in different directions.</text:p>
            </text:list-item>
            <text:list-item>
              <text:p text:style-name="P5">No, because speed and velocity are unrelated. <text:s/></text:p>
            </text:list-item>
          </text:list>
          <text:p text:style-name="P5"/>
        </text:list-item>
        <text:list-item>
          <text:p text:style-name="P5">The North American continental plate is currently drifting away from the European plate with a velocity of about 9.05 x 10<text:span text:style-name="T1">-10</text:span> m/s to the west. <text:s/>At this rate, how long will it take for North America to be 1600 meters (about 1 mile) farther away from Europe? <text:s/></text:p>
          <text:list>
            <text:list-item>
              <text:p text:style-name="P5">5.656 x 10<text:span text:style-name="T1">-10</text:span> s</text:p>
            </text:list-item>
            <text:list-item>
              <text:p text:style-name="P6">1.448 x 10<text:span text:style-name="T1">-6</text:span> s</text:p>
            </text:list-item>
            <text:list-item>
              <text:p text:style-name="P5">1.767 x 10<text:span text:style-name="T1">12</text:span> s</text:p>
            </text:list-item>
            <text:list-item>
              <text:p text:style-name="P6">There is not enough information do determine the answer to this question.</text:p>
            </text:list-item>
          </text:list>
          <text:p text:style-name="P7"/>
        </text:list-item>
        <text:list-item>
          <text:p text:style-name="P9">You drive to a neighboring town at <text:span text:style-name="T4">7</text:span>0 mph, then immediately return at 40 mph. <text:s/>What is the average speed you traveled?</text:p>
          <text:list>
            <text:list-item>
              <text:p text:style-name="P10">Less than 55 mph</text:p>
            </text:list-item>
            <text:list-item>
              <text:p text:style-name="P10">Exactly 55 mph</text:p>
            </text:list-item>
            <text:list-item>
              <text:p text:style-name="P10">More than 55 mph</text:p>
            </text:list-item>
            <text:list-item>
              <text:p text:style-name="P10">It cannot be determined without knowing the distance between the towns.</text:p>
            </text:list-item>
          </text:list>
        </text:list-item>
      </text:list>
      <text:p text:style-name="P11"/>
      <text:p text:style-name="P11"/>
      <text:list xml:id="list73813279918081" text:continue-numbering="true" text:style-name="L1">
        <text:list-item>
          <text:p text:style-name="P12">Which of the following is the best definition of acceleration?</text:p>
          <text:list>
            <text:list-item>
              <text:p text:style-name="P12">Speeding Up</text:p>
            </text:list-item>
            <text:list-item>
              <text:p text:style-name="P12">Slowing Down</text:p>
            </text:list-item>
            <text:list-item>
              <text:p text:style-name="P12">Changing Driection</text:p>
            </text:list-item>
            <text:list-item>
              <text:p text:style-name="P12">All of the above.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4"><text:soft-page-break/>Free Response</text:p>
      <text:p text:style-name="P14"/>
      <text:list xml:id="list73813697818921" text:continue-numbering="true" text:style-name="L1">
        <text:list-item>
          <text:p text:style-name="P8">Cosette has been kidnapped by a group of renegade cowboys. <text:s/>They have her locked in a train car that is moving at 7 m/s to the east. <text:s/>Robert, the hero of the movie, is attempting to catch up to the train by riding a horse at 9 m/s to the east. <text:s/>If he starts 40 meters behind the train, how long will it take him to catch up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11"><draw:image xlink:href="Pictures/10000201000000EF0000010088AAB1991880EA09.png" xlink:type="simple" xlink:show="embed" xlink:actuate="onLoad"/></draw:frame> <text:s text:c="20"/>Name:<text:tab/><text:tab/><text:date style:data-style-name="N37" text:date-value="2019-09-13T07:38:13.079587630" text:date-adjust="PT24H00M00S">09/14/19</text:date> <text:s text:c="11"/></text:p>
      </style:header>
      <style:footer>
        <text:p text:style-name="MP1">1<text:span text:style-name="MT1">st</text:span> Nine Weeks<text:tab/><text:page-number text:select-page="current">2</text:page-number>/<text:page-count>2</text:page-count><text:tab/><text:span text:style-name="MT2">Concept Post-Inventory</text:span> <text:variable-get text:name="Assignment" style:data-style-name="N0">2.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36M42S</meta:editing-duration>
    <meta:editing-cycles>27</meta:editing-cycles>
    <meta:generator>LibreOffice/5.2.7.2$Linux_X86_64 LibreOffice_project/20$Build-2</meta:generator>
    <meta:initial-creator>Jonas Williamson</meta:initial-creator>
    <dc:date>2019-09-13T07:38:07.398416671</dc:date>
    <meta:document-statistic meta:table-count="0" meta:image-count="2" meta:object-count="8" meta:page-count="2" meta:paragraph-count="31" meta:word-count="351" meta:character-count="1878" meta:non-whitespace-character-count="1525"/>
  </office:meta>
</office:document-meta>
</file>

<file path=Object 1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2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3/content.xml><?xml version="1.0" encoding="utf-8"?>
<math xmlns="http://www.w3.org/1998/Math/MathML" display="block">
  <semantics>
    <mrow>
      <mrow>
        <mi>d</mi>
        <mo stretchy="false">=</mo>
        <mn>0.5</mn>
      </mrow>
      <mi mathvariant="italic">miles</mi>
    </mrow>
    <annotation encoding="StarMath 5.0">d = 0.5 miles</annotation>
  </semantics>
</math>
</file>

<file path=Object 4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.5</mn>
      </mrow>
      <mi mathvariant="italic">miles</mi>
      <mi mathvariant="italic">East</mi>
    </mrow>
    <annotation encoding="StarMath 5.0">vec d = 0.5 miles East</annotation>
  </semantics>
</math>
</file>

<file path=Object 5/content.xml><?xml version="1.0" encoding="utf-8"?>
<math xmlns="http://www.w3.org/1998/Math/MathML" display="block">
  <semantics>
    <mrow>
      <mrow>
        <mi>d</mi>
        <mo stretchy="false">=</mo>
        <mn>0</mn>
      </mrow>
      <mi mathvariant="italic">miles</mi>
    </mrow>
    <annotation encoding="StarMath 5.0">d = 0 miles</annotation>
  </semantics>
</math>
</file>

<file path=Object 6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0</mn>
      </mrow>
      <mi mathvariant="italic">miles</mi>
    </mrow>
    <annotation encoding="StarMath 5.0">vec d = 0 miles</annotation>
  </semantics>
</math>
</file>

<file path=Object 7/content.xml><?xml version="1.0" encoding="utf-8"?>
<math xmlns="http://www.w3.org/1998/Math/MathML" display="block">
  <semantics>
    <mrow>
      <mrow>
        <mi>d</mi>
        <mo stretchy="false">=</mo>
        <mn>1</mn>
      </mrow>
      <mi mathvariant="italic">mile</mi>
    </mrow>
    <annotation encoding="StarMath 5.0">d = 1 mile</annotation>
  </semantics>
</math>
</file>

<file path=Object 8/content.xml><?xml version="1.0" encoding="utf-8"?>
<math xmlns="http://www.w3.org/1998/Math/MathML" display="block">
  <semantics>
    <mrow>
      <mrow>
        <mover accent="true">
          <mi>d</mi>
          <mo stretchy="false">⃗</mo>
        </mover>
        <mo stretchy="false">=</mo>
        <mn>1</mn>
      </mrow>
      <mi mathvariant="italic">miles</mi>
      <mi mathvariant="italic">East</mi>
    </mrow>
    <annotation encoding="StarMath 5.0">vec d = 1 miles East</annotation>
  </semantics>
</math>
</file>